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fo:font-size="12pt" officeooo:paragraph-rsid="001a7d2d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officeooo:paragraph-rsid="001a7d2d"/>
    </style:style>
    <style:style style:name="P4" style:family="paragraph" style:parent-style-name="Heading">
      <style:text-properties officeooo:paragraph-rsid="001c7099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officeooo:paragraph-rsid="001a7d2d"/>
    </style:style>
    <style:style style:name="T1" style:family="text">
      <style:text-properties fo:language="ru" fo:country="RU" officeooo:rsid="001a7d2d"/>
    </style:style>
    <style:style style:name="T2" style:family="text">
      <style:text-properties fo:font-variant="normal" fo:text-transform="none" fo:color="#222222" style:font-name="Roboto" fo:font-size="18pt" fo:letter-spacing="normal" fo:language="ru" fo:country="RU" fo:font-style="normal" fo:font-weight="normal" officeooo:rsid="001a7d2d"/>
    </style:style>
    <style:style style:name="T3" style:family="text">
      <style:text-properties fo:font-variant="normal" fo:text-transform="none" fo:color="#222222" style:font-name="Roboto" fo:letter-spacing="normal" fo:language="ru" fo:country="RU" fo:font-style="normal" fo:font-weight="normal" officeooo:rsid="001a7d2d"/>
    </style:style>
    <style:style style:name="T4" style:family="text">
      <style:text-properties fo:font-variant="normal" fo:text-transform="none" fo:color="#222222" style:font-name="Roboto" fo:letter-spacing="normal" fo:language="ru" fo:country="RU" fo:font-style="normal" fo:font-weight="normal" officeooo:rsid="001c7099"/>
    </style:style>
    <style:style style:name="T5" style:family="text">
      <style:text-properties fo:font-variant="normal" fo:text-transform="none" fo:color="#222222" style:font-name="Roboto" fo:letter-spacing="normal" fo:language="ru" fo:country="RU" fo:font-style="normal" fo:font-weight="bold" officeooo:rsid="001a7d2d" style:font-weight-asian="bold" style:font-weight-complex="bold"/>
    </style:style>
    <style:style style:name="T6" style:family="text">
      <style:text-properties fo:font-variant="normal" fo:text-transform="none" fo:color="#222222" style:font-name="Roboto" fo:letter-spacing="normal" fo:language="ru" fo:country="RU" fo:font-style="italic" fo:font-weight="bold" officeooo:rsid="001a7d2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222222" style:font-name="Roboto" fo:letter-spacing="normal" fo:language="ru" fo:country="RU" fo:font-style="italic" fo:font-weight="bold" officeooo:rsid="001c7099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222222" style:font-name="Roboto" fo:letter-spacing="normal" fo:language="en" fo:country="US" fo:font-style="normal" fo:font-weight="normal" officeooo:rsid="001a7d2d"/>
    </style:style>
    <style:style style:name="T9" style:family="text">
      <style:text-properties fo:font-variant="normal" fo:text-transform="none" fo:color="#222222" style:font-name="Roboto" fo:letter-spacing="normal" fo:language="en" fo:country="US" fo:font-style="normal" fo:font-weight="normal" officeooo:rsid="001c7099"/>
    </style:style>
    <style:style style:name="T10" style:family="text">
      <style:text-properties fo:font-variant="normal" fo:text-transform="none" fo:color="#222222" style:font-name="Roboto" fo:letter-spacing="normal" fo:language="en" fo:country="US" fo:font-style="italic" fo:font-weight="bold" officeooo:rsid="001a7d2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Отчет <text:line-break/>По лабораторной работе №3<text:line-break/>«</text:span><text:span text:style-name="T2">Использование указателей»</text:span></text:h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>Студент гр.6304 Путьков Д.А.</text:span></text:p>
      <text:p text:style-name="P2"><text:span text:style-name="T3">Преподователь Калюжный А.А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h text:style-name="P6" text:outline-level="1"><text:span text:style-name="T3">Ход работы</text:span></text:h>
      <text:p text:style-name="P3"><text:span text:style-name="T3">#include &lt;stdio.h&gt; <text:s text:c="3"/>//</text:span><text:span text:style-name="T6">Подключение библиотек</text:span></text:p>
      <text:p text:style-name="P3"><text:span text:style-name="T3">#include &lt;stdlib.h&gt; <text:s text:c="2"/>//</text:span><text:span text:style-name="T5">Подключение библиотек</text:span></text:p>
      <text:p text:style-name="P3"><text:span text:style-name="T3"/></text:p>
      <text:p text:style-name="P3"><text:span text:style-name="T3">void sentence_to_print(char* arr, int len, int sen); </text:span><text:span text:style-name="T6"><text:tab/>// ОбЪявление функции, <text:tab/><text:tab/><text:tab/><text:tab/><text:tab/><text:tab/><text:tab/><text:tab/>// выводящей предложения на экран</text:span></text:p>
      <text:p text:style-name="P3"><text:span text:style-name="T3"/></text:p>
      <text:p text:style-name="P3"><text:span text:style-name="T3">int main() { </text:span></text:p>
      <text:p text:style-name="P3"><text:span text:style-name="T3">char c;<text:tab/>// </text:span><text:span text:style-name="T7">Символ из ввода</text:span></text:p>
      <text:p text:style-name="P3"><text:span text:style-name="T3"><text:s/>int m = 0; //</text:span><text:span text:style-name="T6"> </text:span><text:span text:style-name="T7">Количество предложений после</text:span></text:p>
      <text:p text:style-name="P3"><text:span text:style-name="T3">int n = 0; // </text:span><text:span text:style-name="T7">Количество предложений до</text:span></text:p>
      <text:p text:style-name="P3"><text:span text:style-name="T3">int sen=0; // </text:span><text:span text:style-name="T7">Переменная, требуемая для спец. Условия для первого <text:tab/><text:tab/><text:tab/><text:tab/>предложения.</text:span><text:span text:style-name="T3"> </text:span></text:p>
      <text:p text:style-name="P3"><text:span text:style-name="T3">char *arr=NULL; // </text:span><text:span text:style-name="T6"><text:s/>объявление указателя символьного типа, ни на что не <text:tab/><text:tab/><text:tab/><text:tab/>указывающего.</text:span></text:p>
      <text:p text:style-name="P3"><text:span text:style-name="T3">int len = 0;</text:span></text:p>
      <text:p text:style-name="P3"><text:span text:style-name="T3">int sqw=0;</text:span></text:p>
      <text:p text:style-name="P3"><text:span text:style-name="T3">while ((c = getchar()) != '!'){ <text:s/>//</text:span><text:span text:style-name="T6">Считывание с ввода символы, пока ввод не <text:tab/><text:tab/><text:tab/><text:tab/><text:tab/><text:tab/>закончится согласно условию </text:span></text:p>
      <text:p text:style-name="P3"><text:soft-page-break/><text:span text:style-name="T3">if ((c == ';') || (c == '.')){ <text:s/>//</text:span><text:span text:style-name="T6"> Сравнение символа с концом предложения.</text:span></text:p>
      <text:p text:style-name="P3"><text:span text:style-name="T8">s</text:span><text:span text:style-name="T3">qw++;<text:tab/></text:span><text:span text:style-name="T8">//</text:span><text:span text:style-name="T3"><text:tab/></text:span><text:span text:style-name="T6">Считывает кол-во предложений.</text:span></text:p>
      <text:p text:style-name="P3"><text:span text:style-name="T3">arr=(char*)realloc(arr, sqw*sizeof(char)); <text:tab/>//</text:span><text:span text:style-name="T6">Выделение памяти под массив</text:span></text:p>
      <text:p text:style-name="P3"><text:span text:style-name="T3">arr[len++] = c; <text:tab/><text:tab/><text:tab/>//</text:span><text:span text:style-name="T6">Присваивание эл-ту с инд. </text:span><text:span text:style-name="T10">Len </text:span><text:span text:style-name="T6">символ ввода, <text:tab/><text:tab/><text:tab/><text:tab/><text:tab/>увеличение </text:span><text:span text:style-name="T10">len </text:span><text:span text:style-name="T6">на единицу</text:span></text:p>
      <text:p text:style-name="P3"><text:span text:style-name="T3">sentence_to_print(arr, len, sen); // </text:span><text:span text:style-name="T6">Вызов функции печати предложения.</text:span></text:p>
      <text:p text:style-name="P3"><text:span text:style-name="T3">Sen=1;<text:tab/><text:tab/><text:tab/><text:tab/>// </text:span><text:span text:style-name="T6">Присваивание </text:span><text:span text:style-name="T10">Sen 1; </text:span><text:span text:style-name="T6">Операция для <text:tab/><text:tab/><text:tab/><text:tab/><text:tab/><text:tab/><text:tab/>определения первого предложения.</text:span></text:p>
      <text:p text:style-name="P3"><text:span text:style-name="T9">n</text:span><text:span text:style-name="T3">++; <text:tab/><text:tab/><text:tab/><text:tab/> <text:s text:c="2"/></text:span><text:span text:style-name="T4">//</text:span><text:span text:style-name="T7">Счет предложений до</text:span></text:p>
      <text:p text:style-name="P3"><text:span text:style-name="T3">m++; <text:tab/><text:tab/><text:tab/><text:tab/> <text:s text:c="2"/>// </text:span><text:span text:style-name="T7">Счет предложений после</text:span></text:p>
      <text:p text:style-name="P3"><text:span text:style-name="T3">len = 0; <text:tab/><text:tab/><text:tab/> <text:s text:c="2"/></text:span><text:span text:style-name="T9">// </text:span><text:span text:style-name="T7">Обнуление переменной.</text:span></text:p>
      <text:p text:style-name="P3"><text:span text:style-name="T3">} </text:span></text:p>
      <text:p text:style-name="P3"><text:span text:style-name="T3">if (c == '?'){ <text:tab/><text:tab/><text:tab/> <text:s/>// </text:span><text:span text:style-name="T7">сравнение символа с «?» если да, то массив <text:tab/><text:tab/><text:tab/><text:tab/><text:tab/>обнуляется и кол-во предложений после не <text:tab/><text:tab/><text:tab/><text:tab/><text:tab/><text:tab/><text:tab/><text:tab/><text:tab/>увеличивается</text:span></text:p>
      <text:p text:style-name="P3"><text:span text:style-name="T3">len = 0; <text:s/><text:tab/><text:tab/><text:tab/> // </text:span><text:span text:style-name="T10">len </text:span><text:span text:style-name="T6">равно 0. </text:span></text:p>
      <text:p text:style-name="P3"><text:span text:style-name="T3">n++; </text:span></text:p>
      <text:p text:style-name="P3"><text:span text:style-name="T3">} </text:span></text:p>
      <text:p text:style-name="P3"><text:span text:style-name="T3">if ((c == '\t') || (c == '\n')){ <text:s/><text:tab/>//</text:span><text:span text:style-name="T6"> сравнение символа с табуляцией или абзацом.</text:span></text:p>
      <text:p text:style-name="P3"><text:span text:style-name="T3">Len = 0;<text:tab/><text:tab/> <text:s text:c="8"/><text:tab/>// </text:span><text:span text:style-name="T10">len </text:span><text:span text:style-name="T6">равно 0.</text:span></text:p>
      <text:p text:style-name="P3"><text:span text:style-name="T3">} </text:span></text:p>
      <text:p text:style-name="P3"><text:span text:style-name="T3"><text:s text:c="4"/>else {</text:span></text:p>
      <text:p text:style-name="P3"><text:span text:style-name="T3"><text:s text:c="8"/>sqw++;<text:tab/><text:tab/><text:tab/></text:span></text:p>
      <text:p text:style-name="P3"><text:span text:style-name="T3">arr=(char*) realloc (arr, sqw *sizeof(char)); <text:s text:c="2"/></text:span></text:p>
      <text:p text:style-name="P3"><text:span text:style-name="T3">arr[len++] = c; </text:span></text:p>
      <text:p text:style-name="P3"><text:span text:style-name="T3"><text:s text:c="4"/>}</text:span></text:p>
      <text:p text:style-name="P3"><text:span text:style-name="T3">} </text:span></text:p>
      <text:p text:style-name="P3"><text:span text:style-name="T3">printf("\n");<text:tab/>//</text:span><text:span text:style-name="T6">После </text:span><text:span text:style-name="T7">вывода всех предложенийц на экран абзац и вывод <text:tab/><text:tab/><text:tab/>ниженаписанного текста</text:span></text:p>
      <text:p text:style-name="P3"><text:span text:style-name="T3">printf("Количество предложений до %d и количество предложений после %d", n, m); </text:span></text:p>
      <text:p text:style-name="P3"><text:span text:style-name="T3">return 0; </text:span></text:p>
      <text:p text:style-name="P3"><text:span text:style-name="T3">}</text:span></text:p>
      <text:p text:style-name="P3"><text:span text:style-name="T3"><text:s text:c="4"/></text:span></text:p>
      <text:p text:style-name="P3"><text:span text:style-name="T3">void sentence_to_print(char* arr, int len, int sen){ <text:s/>// </text:span><text:span text:style-name="T7">Описание функции</text:span></text:p>
      <text:p text:style-name="P3"><text:span text:style-name="T3">int i, k;<text:tab/><text:tab/></text:span></text:p>
      <text:p text:style-name="P3"><text:span text:style-name="T3">if (sen!=0)<text:tab/><text:tab/><text:tab/><text:tab/><text:tab/>// </text:span><text:span text:style-name="T7">Если это не первое предложение, то с <text:tab/><text:tab/><text:tab/><text:tab/><text:tab/><text:tab/>новой строки</text:span></text:p>
      <text:p text:style-name="P3"><text:span text:style-name="T3">printf("\n");</text:span></text:p>
      <text:p text:style-name="P3"><text:soft-page-break/><text:span text:style-name="T3">if(arr[0] =='?')<text:tab/><text:tab/><text:tab/><text:tab/><text:tab/></text:span><text:span text:style-name="T4">// </text:span><text:span text:style-name="T7">Если эл-т массива равен «?»</text:span></text:p>
      <text:p text:style-name="P3"><text:span text:style-name="T3">k = 2;<text:tab/><text:tab/><text:tab/><text:tab/><text:tab/><text:tab/>// </text:span><text:span text:style-name="T6"><text:s/></text:span><text:span text:style-name="T7">То к=2.</text:span></text:p>
      <text:p text:style-name="P3"><text:span text:style-name="T3">else</text:span></text:p>
      <text:p text:style-name="P3"><text:span text:style-name="T3">k = 0;<text:tab/><text:tab/><text:tab/><text:tab/><text:tab/><text:tab/>//</text:span><text:span text:style-name="T7">Иначе к=0</text:span></text:p>
      <text:p text:style-name="P3"><text:span text:style-name="T3">if ((arr[0]==';') || (arr[0]=='.'))<text:tab/><text:tab/>// </text:span><text:span text:style-name="T7">Если эл-т массива равен «?»</text:span></text:p>
      <text:p text:style-name="P3"><text:span text:style-name="T3">k+=2;<text:tab/><text:tab/><text:tab/><text:tab/><text:tab/><text:tab/>// </text:span><text:span text:style-name="T7">То к =2</text:span></text:p>
      <text:p text:style-name="P3"><text:span text:style-name="T3">for (i=k; i&lt;len; i++){<text:tab/><text:tab/><text:tab/><text:tab/>// </text:span><text:span text:style-name="T7">Счет индексов массива с к-ого</text:span></text:p>
      <text:p text:style-name="P3"><text:span text:style-name="T3">if (arr[i] == '?')<text:tab/><text:tab/><text:tab/><text:tab/>// </text:span><text:span text:style-name="T7">При эл-те равном «?» цикл <text:tab/><text:tab/><text:tab/><text:tab/><text:tab/><text:tab/><text:tab/><text:tab/>продолжается со следующего эл-та</text:span></text:p>
      <text:p text:style-name="P3"><text:span text:style-name="T3">continue;</text:span></text:p>
      <text:p text:style-name="P3"><text:span text:style-name="T3">printf("%c", arr[i]);<text:tab/><text:tab/><text:tab/><text:tab/>// </text:span><text:span text:style-name="T7">Посимвольный вывод</text:span></text:p>
      <text:p text:style-name="P3"><text:span text:style-name="T3">}</text:span></text:p>
      <text:p text:style-name="P3"><text:span text:style-name="T3">}</text:span></text:p>
      <text:p text:style-name="P3"><text:span text:style-name="T3"/></text:p>
      <text:p text:style-name="P4"><text:span text:style-name="T4">Вывод: Мы научились работать со строками, редактировать текст, выделять память через </text:span><text:span text:style-name="T9">realloc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8:45:43.24</meta:creation-date>
    <dc:date>2016-11-30T19:16:01.16</dc:date>
    <meta:editing-duration>PT15M6S</meta:editing-duration>
    <meta:editing-cycles>1</meta:editing-cycles>
    <meta:document-statistic meta:table-count="0" meta:image-count="0" meta:object-count="0" meta:page-count="3" meta:paragraph-count="61" meta:word-count="378" meta:character-count="2541" meta:non-whitespace-character-count="2021"/>
    <meta:generator>LibreOffice/4.0.0.3$Windows_x86 LibreOffice_project/7545bee9c2a0782548772a21bc84a9dcc583b89</meta:generator>
  </office:meta>
</office:document-meta>
</file>